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ing_20_1">
      <style:text-properties fo:language="es" fo:country="ES"/>
    </style:style>
    <style:style style:name="P2" style:family="paragraph" style:parent-style-name="Heading_20_2">
      <style:text-properties fo:font-size="16pt" style:font-size-asian="16pt" style:font-size-complex="16pt"/>
    </style:style>
    <style:style style:name="P3" style:family="paragraph" style:parent-style-name="Heading_20_2">
      <style:text-properties fo:language="es" fo:country="ES"/>
    </style:style>
    <style:style style:name="P4" style:family="paragraph" style:parent-style-name="Standard">
      <style:paragraph-properties fo:text-align="start" style:justify-single-word="false"/>
      <style:text-properties fo:language="es" fo:country="ES" officeooo:paragraph-rsid="001fc063"/>
    </style:style>
    <style:style style:name="P5" style:family="paragraph" style:parent-style-name="Standard">
      <style:paragraph-properties fo:text-align="start" style:justify-single-word="false"/>
      <style:text-properties fo:font-size="9pt" fo:language="es" fo:country="ES" officeooo:paragraph-rsid="001fc063" style:font-size-asian="9pt" style:font-size-complex="9pt"/>
    </style:style>
    <style:style style:name="T1" style:family="text">
      <style:text-properties officeooo:rsid="001fc063"/>
    </style:style>
    <style:style style:name="T2" style:family="text">
      <style:text-properties fo:color="#000000" loext:opacity="100%"/>
    </style:style>
    <style:style style:name="T3" style:family="text">
      <style:text-properties fo:color="#000000" loext:opacity="100%" fo:font-size="24pt"/>
    </style:style>
    <style:style style:name="T4" style:family="text">
      <style:text-properties fo:color="#000000" loext:opacity="100%" fo:font-size="24pt" officeooo:rsid="001fc063"/>
    </style:style>
    <style:style style:name="T5" style:family="text">
      <style:text-properties fo:color="#000000" loext:opacity="100%" fo:font-size="15pt"/>
    </style:style>
    <style:style style:name="T6" style:family="text">
      <style:text-properties fo:color="#000000" loext:opacity="100%" fo:font-size="15pt" officeooo:rsid="001fc063"/>
    </style:style>
    <style:style style:name="T7" style:family="text">
      <style:text-properties fo:color="#000000" loext:opacity="100%" fo:font-size="9pt" fo:font-weight="normal"/>
    </style:style>
    <style:style style:name="T8" style:family="text">
      <style:text-properties fo:color="#000000" loext:opacity="100%" fo:font-size="9pt" fo:font-weight="normal" officeooo:rsid="001fc063"/>
    </style:style>
    <style:style style:name="T9" style:family="text">
      <style:text-properties fo:color="#000000" loext:opacity="100%" fo:font-size="16pt"/>
    </style:style>
    <style:style style:name="T10" style:family="text">
      <style:text-properties fo:color="#000000" loext:opacity="100%" fo:font-size="16pt" officeooo:rsid="001fc063"/>
    </style:style>
    <style:style style:name="T11" style:family="text">
      <style:text-properties fo:color="#000000" loext:opacity="100%" officeooo:rsid="001fc063"/>
    </style:style>
    <style:style style:name="T12" style:family="text">
      <style:text-properties style:text-line-through-style="none" style:text-line-through-type="none" fo:font-size="11pt" fo:font-style="italic" style:text-underline-style="none" style:text-blinking="false"/>
    </style:style>
    <style:style style:name="T13" style:family="text">
      <style:text-properties fo:font-size="16pt" style:font-size-asian="16pt" style:font-size-complex="16pt"/>
    </style:style>
    <style:style style:name="T14" style:family="text">
      <style:text-properties fo:font-size="16pt" officeooo:rsid="001fc063" style:font-size-asian="16pt" style:font-size-complex="16pt"/>
    </style:style>
    <style:style style:name="T15" style:family="text">
      <style:text-properties fo:font-weight="bold" style:font-weight-asian="bold" style:font-weight-complex="bold"/>
    </style:style>
    <style:style style:name="T16" style:family="text">
      <style:text-properties fo:font-size="13pt" fo:font-weight="bold" style:font-size-asian="13pt" style:font-weight-asian="bold" style:font-size-complex="13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4">LA AGENDA 2023 EN EUROPA:<text:line-break/><text:tab/><text:tab/><text:tab/><text:tab/><text:tab/><text:tab/><text:tab/><text:tab/></text:span><text:span text:style-name="T3"> </text:span><text:span text:style-name="T12">Jiménez, Alonso, Javier</text:span><text:line-break/><text:line-break/><text:span text:style-name="T5">INDICE:<text:line-break/><text:line-break/></text:span><text:span text:style-name="T6">1. </text:span><text:span text:style-name="T5">Introducción </text:span><text:span text:style-name="T7">pag2</text:span><text:span text:style-name="T2"><text:line-break/><text:line-break/></text:span><text:span text:style-name="T11">2</text:span><text:span text:style-name="T10">. La Agenda 2030 y su relevancia en Europa</text:span><text:span text:style-name="T9"> </text:span><text:span text:style-name="T7">pag</text:span><text:span text:style-name="T8">2</text:span><text:span text:style-name="T7"><text:line-break/></text:span><text:span text:style-name="T9"><text:line-break/>3. Políticas y estrategias adoptadas por los países europeos </text:span><text:span text:style-name="T7">pag</text:span><text:span text:style-name="T8">3</text:span><text:span text:style-name="T7"><text:line-break/><text:line-break/><text:line-break/></text:span><text:span text:style-name="T9">4. Ejemplos de medidas concretas en algunos países </text:span><text:span text:style-name="T7">pag</text:span><text:span text:style-name="T8">4</text:span><text:span text:style-name="T7"><text:line-break/><text:line-break/><text:line-break/></text:span><text:span text:style-name="T9">5. Empresas europeas comprometidas con los ODS </text:span><text:span text:style-name="T7">pag</text:span><text:span text:style-name="T8">4</text:span><text:span text:style-name="T7"><text:line-break/><text:line-break/><text:line-break/></text:span><text:span text:style-name="T9">6. Educación y sensibilización para la sostenibilidad (ACV) </text:span><text:span text:style-name="T7">pag</text:span><text:span text:style-name="T8">5</text:span><text:span text:style-name="T7"><text:line-break/><text:line-break/><text:line-break/></text:span><text:span text:style-name="T9">7. Retos y desafíos en el continente </text:span><text:span text:style-name="T7">pag</text:span><text:span text:style-name="T8">5</text:span><text:span text:style-name="T9"><text:line-break/><text:line-break/>8. Conclusión </text:span><text:span text:style-name="T7">pag</text:span><text:span text:style-name="T8">6</text:span><text:span text:style-name="T9"><text:line-break/><text:line-break/>9. Bibliografía </text:span><text:span text:style-name="T7">pag</text:span><text:span text:style-name="T8">6</text:span><text:span text:style-name="T7"><text:line-break/></text:span></text:h>
      <text:p text:style-name="P4"><text:line-break/><text:line-break/></text:p>
      <text:p text:style-name="P4"><text:soft-page-break/></text:p>
      <text:h text:style-name="P3" text:outline-level="2"><text:line-break/><text:span text:style-name="T14">1.Introducción</text:span><text:line-break/></text:h>
      <text:p text:style-name="P4">La Agenda 2030 para el Desarrollo Sostenible, adoptada en 2015 por las Naciones Unidas, marcó un antes y un después en la cooperación internacional. <text:line-break/><text:line-break/>Propone 17 Objetivos de Desarrollo Sostenible (ODS) para erradicar la pobreza, proteger el planeta y garantizar la prosperidad de todas las personas. Europa, como uno de los continentes más desarrollados, ha asumido un papel protagonista en este proceso, integrando los ODS en sus políticas, programas educativos y estrategias empresariales. <text:line-break/><text:line-break/>La región busca liderar el cambio hacia un modelo económico más verde, digital, justo e inclusivo, mostrando al mundo que el crecimiento sostenible es posible.<text:line-break/></text:p>
      <text:p text:style-name="P4"/>
      <text:p text:style-name="P4"/>
      <text:p text:style-name="P4"/>
      <text:h text:style-name="P2" text:outline-level="2">2. La Agenda 2030 y su relevancia en Europa</text:h>
      <text:p text:style-name="P4"><text:line-break/><text:line-break/>La Unión Europea ha incorporado la Agenda 2030 en el corazón de sus políticas públicas. A través del Pacto Verde Europeo , se propone alcanzar la neutralidad climática en 2050, reducir las emisiones, restaurar los ecosistemas naturales y transformar los sistemas energéticos y productivos. <text:line-break/><text:line-break/>Los países europeos ven en esta agenda una oportunidad para modernizar sus economías, crear empleos verdes y fortalecer la cohesión social. Además, se han comprometido a presentar informes periódicos ante la ONU sobre sus progresos, mostrando transparencia y rendición de cuentas.</text:p>
      <text:p text:style-name="P4"/>
      <text:p text:style-name="P4"/>
      <text:p text:style-name="P4"/>
      <text:p text:style-name="P4"/>
      <text:p text:style-name="P4"><text:soft-page-break/></text:p>
      <text:h text:style-name="P2" text:outline-level="2">3. Políticas y estrategias adoptadas por los países europeos</text:h>
      <text:p text:style-name="P4"><text:line-break/><text:line-break/>La aplicación de los ODS en Europa combina esfuerzos nacionales y comunitarios. Algunas medidas destacadas incluyen:<text:line-break/><text:line-break/>- Transición energética: aumento del uso de energías renovables y eliminación gradual de combustibles fósiles.<text:line-break/><text:line-break/>- Economía circular: promoción del reciclaje, reutilización de materiales y reducción del desperdicio.<text:line-break/><text:line-break/>- Políticas sociales inclusivas: mejora del acceso a la educación, sanidad y empleo para todos los grupos sociales.<text:line-break/><text:line-break/>- Digitalización sostenible: apoyo a la innovación tecnológica con criterios éticos y ecológicos.<text:line-break/><text:line-break/>- Financiación verde: creación de fondos como NextGenerationEU, destinado a proyectos que impulsen la transición ecológica y digital.<text:line-break/><text:line-break/>Estas estrategias reflejan la voluntad de Europa de unir prosperidad económica con respeto al medio ambiente y equidad social.<text:line-break/><text:line-break/></text:p>
      <text:p text:style-name="P4"/>
      <text:p text:style-name="P4"/>
      <text:p text:style-name="P4"/>
      <text:p text:style-name="P4"/>
      <text:p text:style-name="P4"/>
      <text:p text:style-name="P4"/>
      <text:p text:style-name="P4"/>
      <text:p text:style-name="P4"/>
      <text:h text:style-name="Heading_20_2" text:outline-level="2"><text:soft-page-break/><text:span text:style-name="T13">4. Ejemplos de medidas concretas en algunos países<text:line-break/></text:span></text:h>
      <text:p text:style-name="P4">- <text:span text:style-name="T16">Suecia</text:span>: líder en energía renovable, igualdad de género y reciclaje. El 99% de sus residuos urbanos se aprovecha de alguna manera, y el país invierte fuertemente en transporte eléctrico.</text:p>
      <text:p text:style-name="P4">- <text:span text:style-name="T16">Alemania</text:span>: implementa su Estrategia Nacional de Sostenibilidad, con objetivos en energía limpia, movilidad eléctrica y reducción de emisiones industriales.</text:p>
      <text:p text:style-name="P4">- <text:span text:style-name="T16">España</text:span>: a través de la Estrategia de Desarrollo Sostenible 2030, impulsa políticas de igualdad, inclusión social y economía verde. Además, fomenta la educación ambiental y la participación ciudadana.<text:line-break/><text:line-break/>- <text:span text:style-name="T16">Francia</text:span>: con su Ley del Clima y Resiliencia, promueve la agricultura sostenible, reduce el uso de plásticos y limita los vuelos nacionales de corta distancia.<text:line-break/><text:line-break/>- <text:span text:style-name="T16">Dinamarca</text:span>: busca ser el primer país del mundo en lograr emisiones netas cero antes de 2050, invirtiendo en energías eólicas marinas y en innovación sostenible.<text:line-break/></text:p>
      <text:h text:style-name="Heading_20_2" text:outline-level="2"><text:span text:style-name="T13">5. Empresas europeas comprometidas con los ODS</text:span></text:h>
      <text:p text:style-name="P4">Las empresas desempeñan un papel clave en la consecución de los ODS. En Europa, muchas compañías han incorporado la sostenibilidad en el centro de su estrategia empresarial:<text:line-break/><text:line-break/>- <text:span text:style-name="T16">IKEA</text:span> (Suecia): se compromete a utilizar solo materiales renovables o reciclados para 2030 y a reducir su huella de carbono.<text:line-break/><text:line-break/>- <text:span text:style-name="T16">Unilever</text:span> (Reino Unido / Países Bajos): fomenta la producción responsable y apoya la agricultura sostenible en sus cadenas de suministro.<text:line-break/><text:line-break/>- <text:span text:style-name="T16">Siemens</text:span> (Alemania): apuesta por la digitalización ecológica, la eficiencia energética y las infraestructuras inteligentes.<text:line-break/><text:line-break/>- <text:span text:style-name="T16">Inditex</text:span> (España): trabaja en la trazabilidad de sus productos, el uso de tejidos sostenibles y la reducción de residuos textiles.<text:line-break/><text:line-break/>- <text:span text:style-name="T16">Danone</text:span> (Francia): busca lograr la neutralidad de carbono y promover una alimentación saludable y sostenible.<text:line-break/></text:p>
      <text:h text:style-name="P2" text:outline-level="2"><text:soft-page-break/>6. Educación y sensibilización para la sostenibilidad</text:h>
      <text:p text:style-name="P4"><text:line-break/>La educación es uno de los pilares fundamentales para alcanzar la Agenda 2030. Los países europeos están integrando los ODS en sus sistemas educativos, desde la educación primaria hasta la universitaria.-<text:line-break/><text:line-break/> Se promueven programas de educación ambiental, talleres sobre consumo responsable y proyectos escolares centrados en el reciclaje, la energía limpia y la igualdad de género. Además, las universidades europeas impulsan investigaciones sobre cambio climático, energía renovable y justicia social. <text:line-break/><text:line-break/>La ciudadanía, cada vez más informada, participa en campañas, voluntariados y movimientos juveniles por el clima, como Fridays for Future. La formación y la conciencia social son esenciales para que las próximas generaciones continúen construyendo un futuro sostenible.<text:line-break/><text:line-break/></text:p>
      <text:h text:style-name="Heading_20_2" text:outline-level="2"><text:span text:style-name="T13">7. Retos y desafíos en el continente</text:span><text:line-break/></text:h>
      <text:p text:style-name="P4">A pesar de los avances, Europa enfrenta importantes desafíos:<text:line-break/><text:line-break/>- Persisten desigualdades económicas entre regiones.<text:line-break/><text:line-break/>- La dependencia energética de fuentes externas sigue siendo elevada.<text:line-break/><text:line-break/>- Los efectos del cambio climático, como sequías e inundaciones, son cada vez más graves.<text:line-break/><text:line-break/>- Es necesario fomentar aún más la educación ambiental y el compromiso ciudadano.<text:line-break/><text:line-break/>La sostenibilidad requiere un esfuerzo continuo, cooperación internacional y una visión a largo plazo.<text:line-break/></text:p>
      <text:p text:style-name="P4"/>
      <text:p text:style-name="P4"/>
      <text:p text:style-name="P4"/>
      <text:h text:style-name="P2" text:outline-level="2"><text:soft-page-break/>8. Conclusión</text:h>
      <text:p text:style-name="P4"><text:line-break/>Europa ha demostrado un compromiso firme con la Agenda 2030, posicionándose como líder mundial en sostenibilidad. Gracias a sus políticas verdes, su inversión en innovación y la participación activa de las empresas y la sociedad civil, el continente está marcando el camino hacia un desarrollo equilibrado. Sin embargo, alcanzar los ODS exige mantener el ritmo, adaptarse a los nuevos retos globales y asegurar que nadie quede atrás. <text:line-break/><text:line-break/>El futuro sostenible de Europa depende del esfuerzo conjunto de gobiernos, empresas y ciudadanos.</text:p>
      <text:p text:style-name="P4"/>
      <text:p text:style-name="P4"/>
      <text:h text:style-name="P2" text:outline-level="2">9. Bibliografía</text:h>
      <text:p text:style-name="P4">- <text:span text:style-name="T15">Unión Europea</text:span> (2024). Pacto Verde Europeo y los Objetivos de Desarrollo Sostenible.<text:line-break/>- <text:span text:style-name="T15">Naciones Unidas </text:span>(2023). Informe sobre el progreso de los ODS en Europa.<text:line-break/>- <text:span text:style-name="T15">Comisión Europea </text:span>(2023). Estrategias nacionales para la Agenda 2030.<text:line-break/>- <text:span text:style-name="T15">Global Compact Network Spain </text:span>(2024). Empresas españolas y los ODS.<text:line-break/>- <text:span text:style-name="T15">UNESCO</text:span> (2023). Educación para el Desarrollo Sostenible.</text:p>
      <text:p text:style-name="P4"/>
      <text:p text:style-name="P4"/>
      <text:p text:style-name="P4"/>
      <text:p text:style-name="P4"/>
      <text:p text:style-name="P4"/>
      <text:p text:style-name="P4"/>
      <text:p text:style-name="P4"/>
      <text:p text:style-name="P4"/>
      <text:p text:style-name="P5"><text:span text:style-name="T1">PD: NO ESTOY DE ACUERDO CON ESTAS LEYES, SOLO REPRESENTO DE FORMA OBJETIVA LOS HECHOS E IDEALES DE ESTOS PAISES POR PETICIÓN DEL PROYECTO, ESTOY EN CONTRA DE IMPLANTAR ESTA TEMÁTICA EN LAS ESCUELAS PARA RELLENAR UNA HORA Y HACER PERDER EL TIEMPO DEL ALUMNAD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mbria" fo:font-size="11pt" fo:language="es" fo:country="E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1pt" fo:language="es" fo:country="E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fo:language="es" fo:country="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right="0cm" fo:margin-top="0cm" fo:margin-bottom="0.353cm" style:contextual-spacing="true"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 style:display-name="List 2" style:family="paragraph" style:parent-style-name="Standard" style:class="list">
      <style:paragraph-properties fo:margin-left="1.27cm" fo:margin-right="0cm" fo:margin-top="0cm" fo:margin-bottom="0.353cm" style:contextual-spacing="true" fo:text-indent="-0.635cm" style:auto-text-indent="false"/>
    </style:style>
    <style:style style:name="List_20_3" style:display-name="List 3" style:family="paragraph" style:parent-style-name="Standard" style:class="list">
      <style:paragraph-properties fo:margin-left="1.905cm" fo:margin-right="0cm" fo:margin-top="0cm" fo:margin-bottom="0.353cm" style:contextual-spacing="true" fo:text-indent="-0.635cm" style:auto-text-indent="false"/>
    </style:style>
    <style:style style:name="List_20_Bullet" style:display-name="List Bullet" style:family="paragraph" style:parent-style-name="Standard" style:list-style-name="WWNum1">
      <style:paragraph-properties fo:margin-top="0cm" fo:margin-bottom="0.353cm" style:contextual-spacing="true"/>
    </style:style>
    <style:style style:name="List_20_Bullet_20_2" style:display-name="List Bullet 2" style:family="paragraph" style:parent-style-name="Standard" style:list-style-name="WWNum2">
      <style:paragraph-properties fo:margin-top="0cm" fo:margin-bottom="0.353cm" style:contextual-spacing="true"/>
    </style:style>
    <style:style style:name="List_20_Bullet_20_3" style:display-name="List Bullet 3" style:family="paragraph" style:parent-style-name="Standard" style:list-style-name="WWNum3">
      <style:paragraph-properties fo:margin-top="0cm" fo:margin-bottom="0.353cm" style:contextual-spacing="true"/>
    </style:style>
    <style:style style:name="List_20_Number" style:display-name="List Number" style:family="paragraph" style:parent-style-name="Standard" style:list-style-name="WWNum5">
      <style:paragraph-properties fo:margin-top="0cm" fo:margin-bottom="0.353cm" style:contextual-spacing="true"/>
    </style:style>
    <style:style style:name="List_20_Number_20_2" style:display-name="List Number 2" style:family="paragraph" style:parent-style-name="Standard" style:list-style-name="WWNum6">
      <style:paragraph-properties fo:margin-top="0cm" fo:margin-bottom="0.353cm" style:contextual-spacing="true"/>
    </style:style>
    <style:style style:name="List_20_Number_20_3" style:display-name="List Number 3" style:family="paragraph" style:parent-style-name="Standard" style:list-style-name="WWNum7">
      <style:paragraph-properties fo:margin-top="0cm" fo:margin-bottom="0.353cm" style:contextual-spacing="true"/>
    </style:style>
    <style:style style:name="List_20_Continue" style:display-name="List Continue" style:family="paragraph" style:parent-style-name="Standard">
      <style:paragraph-properties fo:margin-left="0.635cm" fo:margin-right="0cm" fo:margin-top="0cm" fo:margin-bottom="0.212cm" style:contextual-spacing="true" fo:text-indent="0cm" style:auto-text-indent="false"/>
    </style:style>
    <style:style style:name="List_20_Continue_20_2" style:display-name="List Continue 2" style:family="paragraph" style:parent-style-name="Standard">
      <style:paragraph-properties fo:margin-left="1.27cm" fo:margin-right="0cm" fo:margin-top="0cm" fo:margin-bottom="0.212cm" style:contextual-spacing="true" fo:text-indent="0cm" style:auto-text-indent="false"/>
    </style:style>
    <style:style style:name="List_20_Continue_20_3" style:display-name="List Continue 3" style:family="paragraph" style:parent-style-name="Standard">
      <style:paragraph-properties fo:margin-left="1.905cm" fo:margin-right="0cm" fo:margin-top="0cm" fo:margin-bottom="0.212cm" style:contextual-spacing="true" fo:text-indent="0cm" style:auto-text-indent="fals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style:style>
    <style:style style:name="caption"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text-indent="0cm" style:auto-text-indent="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style:style>
    <style:style style:name="Heading_20_4_20_Char" style:display-name="Heading 4 Char" style:family="text" style:parent-style-name="Default_20_Paragraph_20_Font">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tab/><text:page-number text:select-page="current">6</text:page-number><text:tab/></text:p>
      </style:footer>
    </style:master-page>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ython-docx</meta:initial-creator>
    <dc:description>generated by python-docx</dc:description>
    <meta:editing-cycles>2</meta:editing-cycles>
    <meta:creation-date>2013-12-23T23:15:00</meta:creation-date>
    <dc:date>2025-10-06T20:55:20.604000000</dc:date>
    <meta:editing-duration>PT54S</meta:editing-duration>
    <meta:generator>LibreOffice/7.4.3.2$Windows_X86_64 LibreOffice_project/1048a8393ae2eeec98dff31b5c133c5f1d08b890</meta:generator>
    <meta:document-statistic meta:table-count="0" meta:image-count="0" meta:object-count="0" meta:page-count="6" meta:paragraph-count="24" meta:word-count="1028" meta:character-count="6929" meta:non-whitespace-character-count="5847"/>
    <meta:user-defined meta:name="AppVersion">14.0000</meta:user-defined>
    <meta:template xlink:type="simple" xlink:actuate="onRequest" xlink:title="Normal.dotm" xlink:href=""/>
  </office:meta>
</office:document-meta>
</file>